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d76ac" officeooo:paragraph-rsid="001d76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4</text:p>
      <text:p text:style-name="P1">Тема: составление программ циклической структуры в IDE PyCharm Community</text:p>
      <text:p text:style-name="P1"/>
      <text:p text:style-name="P1">Цель: закрепить усвоенные знания,понятия,алгоритмы,основные знания,понятия,алгоритмы,основные принципы составления программ,приобрети навыки составление программ циклической структуры в IDE PyCharm Community</text:p>
      <text:p text:style-name="P1"/>
      <text:p text:style-name="P1">Постановка задачи 1</text:p>
      <text:p text:style-name="P1"><text:bookmark-start text:name="__DdeLink__2_4234817903"/>Дано вещественное число А и целое число N (&gt;0). Используя один цикл,найти значение выражения 1-А+А(2) — А(3)+ … +(-1(N)) A(N)<text:bookmark-end text:name="__DdeLink__2_4234817903"/></text:p>
      <text:p text:style-name="P1"/>
      <text:p text:style-name="P1">Блок-схема алгоритма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12T17:58:12.659864077</dc:date>
    <meta:editing-cycles>2</meta:editing-cycles>
    <meta:editing-duration>PT49M16S</meta:editing-duration>
    <meta:document-statistic meta:table-count="0" meta:image-count="0" meta:object-count="0" meta:page-count="1" meta:paragraph-count="6" meta:word-count="53" meta:character-count="466" meta:non-whitespace-character-count="418"/>
    <meta:user-defined meta:name="Поле 1"/>
    <meta:user-defined meta:name="Поле 2"/>
    <meta:user-defined meta:name="Поле 3"/>
    <meta:user-defined meta:name="Поле 4"/>
  </office:meta>
</office:document-meta>
</file>